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78aa"/>
    </style:style>
    <style:style style:name="gr2" style:family="graphic" style:parent-style-name="standard">
      <style:graphic-properties svg:stroke-width="0.001cm" svg:stroke-color="#add6e7" draw:fill="none" draw:fill-color="#ffffff" fo:padding-top="-0.049cm" fo:padding-bottom="-0.049cm" fo:padding-left="-0.049cm" fo:padding-right="-0.049cm"/>
    </style:style>
    <style:style style:name="gr3" style:family="graphic" style:parent-style-name="standard">
      <style:graphic-properties draw:stroke="none" svg:stroke-width="0cm" draw:fill-color="#3cafe4"/>
    </style:style>
    <style:style style:name="gr4" style:family="graphic" style:parent-style-name="standard">
      <style:graphic-properties draw:stroke="none" svg:stroke-width="0.001cm" draw:fill-color="#1f1a17"/>
    </style:style>
    <style:style style:name="gr5" style:family="graphic" style:parent-style-name="standard">
      <style:graphic-properties draw:stroke="none" svg:stroke-width="0cm" draw:fill-color="#1f1a17"/>
    </style:style>
    <style:style style:name="gr6" style:family="graphic" style:parent-style-name="standard">
      <style:graphic-properties draw:stroke="none" svg:stroke-width="0cm" draw:fill-color="#ffffff"/>
    </style:style>
    <style:style style:name="gr7" style:family="graphic" style:parent-style-name="standard">
      <style:graphic-properties draw:stroke="none" svg:stroke-width="0cm" draw:fill-color="#076086"/>
    </style:style>
  </office:automatic-styles>
  <office:body>
    <office:drawing>
      <draw:page draw:name="page1" draw:style-name="dp1" draw:master-page-name="Default">
        <draw:g>
          <draw:glue-point draw:id="4" svg:x="0.006cm" svg:y="-5cm"/>
          <draw:glue-point draw:id="5" svg:x="0.006cm" svg:y="5cm"/>
          <draw:glue-point draw:id="6" svg:x="-5cm" svg:y="-3.806cm"/>
          <draw:glue-point draw:id="7" svg:x="-5cm" svg:y="3.806cm"/>
          <draw:glue-point draw:id="8" svg:x="-5cm" svg:y="0cm"/>
          <draw:glue-point draw:id="9" svg:x="5cm" svg:y="-3.806cm"/>
          <draw:glue-point draw:id="10" svg:x="5cm" svg:y="3.806cm"/>
          <draw:glue-point draw:id="11" svg:x="5cm" svg:y="0cm"/>
          <draw:glue-point draw:id="12" svg:x="0.002cm" svg:y="0cm"/>
          <draw:polygon draw:style-name="gr1" draw:layer="layout" svg:width="1.862cm" svg:height="0.636cm" svg:x="0.002cm" svg:y="1.364cm" svg:viewBox="0 0 1863 637" draw:points="1863,318 1861,334 1858,350 1852,366 1844,382 1833,397 1821,413 1806,427 1789,442 1771,456 1750,469 1728,483 1704,496 1677,508 1650,521 1621,532 1590,543 1557,554 1523,563 1488,573 1452,582 1414,590 1375,598 1335,605 1294,612 1251,617 1208,622 1164,627 1119,630 1073,633 1026,635 979,637 931,637 883,637 836,635 789,633 744,630 698,627 654,622 611,617 569,612 527,605 487,598 448,590 410,582 374,573 339,563 305,554 272,543 242,532 212,521 185,508 159,496 134,483 112,469 91,456 73,442 56,427 42,413 29,397 19,382 10,366 4,350 1,334 0,318 1,301 4,285 10,270 19,254 29,239 42,223 56,209 73,194 91,180 112,166 134,153 159,140 185,127 212,115 242,104 272,93 305,82 339,73 374,63 410,54 448,46 487,38 527,31 569,24 611,19 654,14 698,9 744,6 789,3 836,1 883,0 931,0 979,0 1026,1 1073,3 1119,6 1164,9 1208,14 1251,19 1294,24 1335,31 1375,38 1414,46 1452,54 1488,63 1523,73 1557,82 1590,93 1621,104 1650,115 1677,127 1704,140 1728,153 1750,166 1771,180 1789,194 1806,209 1821,223 1833,239 1844,254 1852,270 1858,285 1861,301">
            <text:p/>
          </draw:polygon>
          <draw:polygon draw:style-name="gr2" draw:layer="layout" svg:width="1.862cm" svg:height="0.636cm" svg:x="0.002cm" svg:y="1.364cm" svg:viewBox="0 0 1863 637" draw:points="1863,318 1861,334 1858,350 1852,366 1844,382 1833,397 1821,413 1806,427 1789,442 1771,456 1750,469 1728,483 1704,496 1677,508 1650,521 1621,532 1590,543 1557,554 1523,563 1488,573 1452,582 1414,590 1375,598 1335,605 1294,612 1251,617 1208,622 1164,627 1119,630 1073,633 1026,635 979,637 931,637 883,637 836,635 789,633 744,630 698,627 654,622 611,617 569,612 527,605 487,598 448,590 410,582 374,573 339,563 305,554 272,543 242,532 212,521 185,508 159,496 134,483 112,469 91,456 73,442 56,427 42,413 29,397 19,382 10,366 4,350 1,334 0,318 1,301 4,285 10,270 19,254 29,239 42,223 56,209 73,194 91,180 112,166 134,153 159,140 185,127 212,115 242,104 272,93 305,82 339,73 374,63 410,54 448,46 487,38 527,31 569,24 611,19 654,14 698,9 744,6 789,3 836,1 883,0 931,0 979,0 1026,1 1073,3 1119,6 1164,9 1208,14 1251,19 1294,24 1335,31 1375,38 1414,46 1452,54 1488,63 1523,73 1557,82 1590,93 1621,104 1650,115 1677,127 1704,140 1728,153 1750,166 1771,180 1789,194 1806,209 1821,223 1833,239 1844,254 1852,270 1858,285 1861,301">
            <text:p/>
          </draw:polygon>
          <draw:polygon draw:style-name="gr1" draw:layer="layout" svg:width="1.865cm" svg:height="1.364cm" svg:x="0cm" svg:y="0.326cm" svg:viewBox="0 0 1866 1365" draw:points="0,0 0,1365 1865,1365 1866,0">
            <text:p/>
          </draw:polygon>
          <draw:polygon draw:style-name="gr3" draw:layer="layout" svg:width="1.862cm" svg:height="0.636cm" svg:x="0.002cm" svg:y="0cm" svg:viewBox="0 0 1863 637" draw:points="1863,318 1861,334 1858,350 1852,366 1844,382 1833,398 1821,413 1806,427 1789,442 1771,456 1750,470 1728,483 1704,496 1677,509 1650,521 1621,532 1590,543 1557,554 1523,563 1488,573 1452,582 1414,591 1375,598 1335,605 1294,612 1251,617 1208,622 1164,627 1119,630 1073,633 1026,635 979,636 931,637 883,636 836,635 789,633 744,630 698,627 654,622 611,617 569,612 527,605 487,598 448,591 410,582 374,573 339,563 305,554 272,543 242,532 212,521 185,509 159,496 134,483 112,470 91,456 73,442 56,427 42,413 29,398 19,382 10,366 4,350 1,334 0,318 1,302 4,285 10,269 19,254 29,239 42,223 56,208 73,194 91,180 112,166 134,152 159,140 185,127 212,115 242,103 272,92 305,82 339,72 374,63 410,54 448,45 487,38 527,31 569,24 611,19 654,14 698,10 744,6 789,3 836,1 883,0 931,0 979,0 1026,1 1073,3 1119,6 1164,10 1208,14 1251,19 1294,24 1335,31 1375,38 1414,45 1452,54 1488,63 1523,72 1557,82 1590,92 1621,103 1650,115 1677,127 1704,140 1728,152 1750,166 1771,180 1789,194 1806,208 1821,223 1833,239 1844,254 1852,269 1858,285 1861,302">
            <text:p/>
          </draw:polygon>
          <draw:polygon draw:style-name="gr2" draw:layer="layout" svg:width="1.862cm" svg:height="0.636cm" svg:x="0.002cm" svg:y="0cm" svg:viewBox="0 0 1863 637" draw:points="1863,318 1861,334 1858,350 1852,366 1844,382 1833,398 1821,413 1806,427 1789,442 1771,456 1750,470 1728,483 1704,496 1677,509 1650,521 1621,532 1590,543 1557,554 1523,563 1488,573 1452,582 1414,591 1375,598 1335,605 1294,612 1251,617 1208,622 1164,627 1119,630 1073,633 1026,635 979,636 931,637 883,636 836,635 789,633 744,630 698,627 654,622 611,617 569,612 527,605 487,598 448,591 410,582 374,573 339,563 305,554 272,543 242,532 212,521 185,509 159,496 134,483 112,470 91,456 73,442 56,427 42,413 29,398 19,382 10,366 4,350 1,334 0,318 1,302 4,285 10,269 19,254 29,239 42,223 56,208 73,194 91,180 112,166 134,152 159,140 185,127 212,115 242,103 272,92 305,82 339,72 374,63 410,54 448,45 487,38 527,31 569,24 611,19 654,14 698,10 744,6 789,3 836,1 883,0 931,0 979,0 1026,1 1073,3 1119,6 1164,10 1208,14 1251,19 1294,24 1335,31 1375,38 1414,45 1452,54 1488,63 1523,72 1557,82 1590,92 1621,103 1650,115 1677,127 1704,140 1728,152 1750,166 1771,180 1789,194 1806,208 1821,223 1833,239 1844,254 1852,269 1858,285 1861,302">
            <text:p/>
          </draw:polygon>
          <draw:polygon draw:style-name="gr4" draw:layer="layout" svg:width="0.613cm" svg:height="0.207cm" svg:x="0.957cm" svg:y="0.087cm" svg:viewBox="0 0 614 208" draw:points="0,162 138,208 462,77 614,115 534,0 143,0 306,39">
            <text:p/>
          </draw:polygon>
          <draw:polygon draw:style-name="gr5" draw:layer="layout" svg:width="0.613cm" svg:height="0.207cm" svg:x="0.288cm" svg:y="0.333cm" svg:viewBox="0 0 614 208" draw:points="614,45 476,0 152,129 0,92 80,208 471,208 307,167">
            <text:p/>
          </draw:polygon>
          <draw:polygon draw:style-name="gr5" draw:layer="layout" svg:width="0.612cm" svg:height="0.207cm" svg:x="0.322cm" svg:y="0.081cm" svg:viewBox="0 0 613 208" draw:points="0,45 137,0 461,129 613,93 533,208 142,208 305,167">
            <text:p/>
          </draw:polygon>
          <draw:polygon draw:style-name="gr5" draw:layer="layout" svg:width="0.613cm" svg:height="0.207cm" svg:x="0.938cm" svg:y="0.348cm" svg:viewBox="0 0 614 208" draw:points="614,162 476,208 151,78 0,115 80,0 471,0 307,40">
            <text:p/>
          </draw:polygon>
          <draw:polygon draw:style-name="gr6" draw:layer="layout" svg:width="0.612cm" svg:height="0.207cm" svg:x="0.969cm" svg:y="0.098cm" svg:viewBox="0 0 613 208" draw:points="0,162 137,208 461,77 613,115 533,0 142,0 305,39">
            <text:p/>
          </draw:polygon>
          <draw:polygon draw:style-name="gr6" draw:layer="layout" svg:width="0.612cm" svg:height="0.207cm" svg:x="0.3cm" svg:y="0.345cm" svg:viewBox="0 0 613 208" draw:points="613,45 475,0 151,129 0,92 79,208 470,208 307,167">
            <text:p/>
          </draw:polygon>
          <draw:polygon draw:style-name="gr6" draw:layer="layout" svg:width="0.612cm" svg:height="0.207cm" svg:x="0.333cm" svg:y="0.092cm" svg:viewBox="0 0 613 208" draw:points="0,45 136,0 461,129 613,92 533,208 142,208 305,167">
            <text:p/>
          </draw:polygon>
          <draw:polygon draw:style-name="gr6" draw:layer="layout" svg:width="0.613cm" svg:height="0.207cm" svg:x="0.949cm" svg:y="0.36cm" svg:viewBox="0 0 614 208" draw:points="614,161 476,208 151,77 0,114 80,0 471,0 307,39">
            <text:p/>
          </draw:polygon>
          <draw:line draw:style-name="gr2" draw:layer="layout" svg:x1="0.002cm" svg:y1="0.324cm" svg:x2="0.002cm" svg:y2="1.686cm">
            <text:p/>
          </draw:line>
          <draw:line draw:style-name="gr2" draw:layer="layout" svg:x1="1.864cm" svg:y1="0.324cm" svg:x2="1.864cm" svg:y2="1.687cm">
            <text:p/>
          </draw:line>
          <draw:polygon draw:style-name="gr4" draw:layer="layout" svg:width="1.431cm" svg:height="1.157cm" svg:x="0.211cm" svg:y="0.684cm" svg:viewBox="0 0 1432 1158" draw:points="209,0 209,140 537,140 714,457 893,141 1220,141 1220,1 1432,178 1220,356 1220,235 987,235 786,582 989,930 1220,930 1220,799 1432,979 1220,1158 1220,1026 891,1026 714,703 537,1027 209,1027 209,1152 0,977 209,799 209,930 438,930 641,580 440,235 209,235 209,353 0,177">
            <text:p/>
          </draw:polygon>
          <draw:polygon draw:style-name="gr6" draw:layer="layout" svg:width="1.431cm" svg:height="1.157cm" svg:x="0.223cm" svg:y="0.695cm" svg:viewBox="0 0 1432 1158" draw:points="209,0 209,140 537,140 713,457 892,142 1220,142 1220,1 1432,179 1220,356 1220,236 987,236 786,582 988,930 1220,930 1220,800 1432,979 1220,1158 1220,1027 891,1027 713,704 537,1028 209,1028 209,1153 0,977 209,800 209,930 438,930 641,581 440,236 209,236 209,353 0,177">
            <text:p/>
          </draw:polygon>
          <draw:polygon draw:style-name="gr7" draw:layer="layout" svg:width="0.458cm" svg:height="0.455cm" svg:x="1.355cm" svg:y="1.032cm" svg:viewBox="0 0 459 456" draw:points="0,0 0,456 459,456 459,0">
            <text:p/>
          </draw:polygon>
          <draw:polygon draw:style-name="gr2" draw:layer="layout" svg:width="0.458cm" svg:height="0.455cm" svg:x="1.355cm" svg:y="1.032cm" svg:viewBox="0 0 459 456" draw:points="0,0 0,456 459,456 459,0">
            <text:p/>
          </draw:polygon>
          <draw:polygon draw:style-name="gr4" draw:layer="layout" svg:width="0.28cm" svg:height="0.263cm" svg:x="1.453cm" svg:y="1.141cm" svg:viewBox="0 0 281 264" draw:points="0,0 68,0 139,164 208,0 281,0 171,264 109,264">
            <text:p/>
          </draw:polygon>
          <draw:polygon draw:style-name="gr6" draw:layer="layout" svg:width="0.28cm" svg:height="0.264cm" svg:x="1.441cm" svg:y="1.129cm" svg:viewBox="0 0 281 265" draw:points="0,0 68,0 140,165 208,0 281,0 170,265 109,265">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MGX 8000 Series Voice Gateway</dc:title>
    <meta:creation-date>2011-02-07T16:38:29</meta:creation-date>
    <meta:editing-duration>P0D</meta:editing-duration>
    <meta:editing-cycles>1</meta:editing-cycles>
    <meta:document-statistic meta:object-count="22"/>
    <meta:generator>OpenOffice.org/3.3$Linux OpenOffice.org_project/330m20$Build-9567</meta:generator>
  </office:meta>
</office:document-meta>
</file>